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ostgreSQL’s documentation does an excellent job of <text:a xlink:type="simple" xlink:href="https://www.postgresql.org/docs/9.1/static/tutorial-window.html" office:target-frame-name="_blank" xlink:show="new" text:style-name="Internet_20_link" text:visited-style-name="Visited_20_Internet_20_Link">introducing the concept of Window Functions</text:a>: a window function performs a calculation across a set of table rows that are somehow related to the current row. This is comparable to the type of calculation that can be done with an aggregate function. But unlike regular aggregate functions, use of a window function does not cause rows to become grouped into a single output row — the rows retain their separate identities. Behind the scenes, the window function is able to access more than just the current row of the query result.</text:p>
      <text:p text:style-name="Text_20_body">Through introducing window functions, we have also introduced two statements that you may not be familiar with: <text:span text:style-name="Strong_20_Emphasis">OVER</text:span> and <text:span text:style-name="Strong_20_Emphasis">PARTITION BY</text:span>. These are key to window functions. Not every window function uses <text:span text:style-name="Strong_20_Emphasis">PARTITION BY</text:span>; we can also use <text:span text:style-name="Strong_20_Emphasis">ORDER BY</text:span> or no statement at all depending on the query we want to run. You will practice using these clauses in the upcoming quizzes. If you want more details right now, <text:a xlink:type="simple" xlink:href="https://blog.sqlauthority.com/2015/11/04/sql-server-what-is-the-over-clause-notes-from-the-field-101/" office:target-frame-name="_blank" xlink:show="new" text:style-name="Internet_20_link" text:visited-style-name="Visited_20_Internet_20_Link">this resource</text:a> from Pinal Dave is helpful.</text:p>
      <text:p text:style-name="Text_20_body"><text:span text:style-name="Emphasis">Note: You can’t use window functions and standard aggregations in the same query. More specifically, you can’t include window functions in a </text:span><text:span text:style-name="Emphasis"><text:span text:style-name="Strong_20_Emphasis">GROUP BY</text:span></text:span><text:span text:style-name="Emphasis"> claus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01T16:08:11</meta:creation-date>
    <meta:generator>OpenOffice/4.1.4$Unix OpenOffice.org_project/414m5$Build-9788</meta:generator>
    <meta:document-statistic meta:table-count="0" meta:image-count="0" meta:object-count="0" meta:page-count="1" meta:paragraph-count="3" meta:word-count="200" meta:character-count="1181"/>
    <dc:date>2018-11-01T16:09:41</dc:date>
    <meta:editing-duration>PT1M30S</meta:editing-duration>
    <meta:editing-cycles>1</meta:editing-cycles>
  </office:meta>
</office:document-meta>
</file>